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25-01-06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24-02-14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23-02-0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21-11-30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20-12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9-12-0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9-02-04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8-01-0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7-01-0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6-02-0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4-03-13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3-01-3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2-02-0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0-12-23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10-02-1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9-02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6-01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9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8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6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8480945900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